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Preformatted_20_Text">
      <style:paragraph-properties fo:margin-top="0cm" fo:margin-bottom="0.499cm" style:contextual-spacing="false"/>
    </style:style>
    <style:style style:name="P11" style:family="paragraph" style:parent-style-name="Heading_20_2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2" style:family="paragraph" style:parent-style-name="Heading_20_2">
      <style:text-properties fo:font-size="12pt" style:text-underline-style="solid" style:text-underline-width="auto" style:text-underline-color="font-color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style:text-underline-style="none" fo:font-weight="normal" officeooo:paragraph-rsid="00031281" style:font-weight-asian="normal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style:text-underline-style="none" fo:font-weight="normal" officeooo:paragraph-rsid="00031281" style:font-weight-asian="normal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3" style:family="paragraph" style:parent-style-name="Standard" style:list-style-name="L10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4" style:family="paragraph" style:parent-style-name="Standard" style:list-style-name="L1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5" style:family="paragraph" style:parent-style-name="Standard" style:list-style-name="L13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6" style:family="paragraph" style:parent-style-name="Standard" style:list-style-name="L18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7" style:family="paragraph" style:parent-style-name="Standard" style:list-style-name="L5">
      <style:paragraph-properties fo:text-align="start" style:justify-single-word="false"/>
    </style:style>
    <style:style style:name="P28" style:family="paragraph" style:parent-style-name="Standard" style:list-style-name="L14">
      <style:paragraph-properties fo:text-align="start" style:justify-single-word="false"/>
    </style:style>
    <style:style style:name="P29" style:family="paragraph" style:parent-style-name="Standard" style:list-style-name="L9">
      <style:paragraph-properties fo:text-align="start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30" style:family="paragraph" style:parent-style-name="Standard" style:list-style-name="L12">
      <style:paragraph-properties fo:text-align="start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31" style:family="paragraph" style:parent-style-name="Standard" style:list-style-name="L15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2" style:family="paragraph" style:parent-style-name="Standard" style:list-style-name="L16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3" style:family="paragraph" style:parent-style-name="Standard" style:list-style-name="L17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fo:color="#ff0000" style:text-underline-style="none" fo:font-weight="normal" style:font-weight-asian="normal" style:font-weight-complex="normal"/>
    </style:style>
    <style:style style:name="P35" style:family="paragraph" style:parent-style-name="Standard" style:list-style-name="L5">
      <style:paragraph-properties fo:text-align="start" style:justify-single-word="false"/>
      <style:text-properties fo:color="#ff0000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031281"/>
    </style:style>
    <style:style style:name="T5" style:family="text">
      <style:text-properties fo:color="#ff0000"/>
    </style:style>
    <style:style style:name="T6" style:family="text">
      <style:text-properties fo:color="#ff0000" officeooo:rsid="0003128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de Instalacion de Servidor Openerp </text:p>
      <text:p text:style-name="P1"/>
      <text:p text:style-name="P3">instalando openssh(si no se ah instalado en ubuntu server)</text:p>
      <text:list xml:id="list1902964869520637380" text:style-name="L1">
        <text:list-item>
          <text:p text:style-name="P13">sudo apt-get install openssh-server</text:p>
        </text:list-item>
        <text:list-item>
          <text:p text:style-name="P13">sudo apt-get install openssh-client</text:p>
        </text:list-item>
      </text:list>
      <text:p text:style-name="P1"/>
      <text:p text:style-name="P3">Instalando bazaar Aplicacion de control de versiones</text:p>
      <text:p text:style-name="P3"/>
      <text:list xml:id="list5651342536227071354" text:style-name="L2">
        <text:list-item>
          <text:p text:style-name="P14">sudo apt-get install bzr</text:p>
        </text:list-item>
        <text:list-item>
          <text:p text:style-name="P14">sudo apt-get install bzrtools </text:p>
        </text:list-item>
        <text:list-item>
          <text:p text:style-name="P14">bzr explorer(desde ubuntu software center) (“opcional”)</text:p>
        </text:list-item>
        <text:list-item>
          <text:p text:style-name="P14">bzr whoami “nombre&lt;correo&gt;” <text:span text:style-name="T6">usar el correo registrado en launcher.com</text:span></text:p>
        </text:list-item>
      </text:list>
      <text:p text:style-name="P3">Crear Directorio para Archivos de OpenERP</text:p>
      <text:p text:style-name="P3"/>
      <text:list xml:id="list5346772216071880748" text:style-name="L3">
        <text:list-item>
          <text:p text:style-name="P15">crear directorio openerp mkdir openerp, bajo la ruta /home/usuarioso/</text:p>
        </text:list-item>
        <text:list-item>
          <text:p text:style-name="P15">cambiarse al directorio cd openerp</text:p>
        </text:list-item>
      </text:list>
      <text:p text:style-name="P5"/>
      <text:p text:style-name="P3">clave ssh</text:p>
      <text:p text:style-name="P3"/>
      <text:list xml:id="list6663791716350538914" text:style-name="L4">
        <text:list-item>
          <text:p text:style-name="P16">ssh-keygen -t rsa</text:p>
        </text:list-item>
        <text:list-item>
          <text:p text:style-name="P16">.ssh/id_rsa.pub <text:span text:style-name="T5">para abrir el archivo donde esta la clave</text:span></text:p>
        </text:list-item>
        <text:list-item>
          <text:p text:style-name="P34">copiar clave creada en launchpad ssh-keygen</text:p>
        </text:list-item>
      </text:list>
      <text:p text:style-name="P5"/>
      <text:p text:style-name="P3">Descargando eh instalando openerp</text:p>
      <text:list xml:id="list3493201575390148081" text:style-name="L5">
        <text:list-item>
          <text:p text:style-name="P27"><text:span text:style-name="T1">bzr launchpad-login </text:span>Launchpad Id<text:span text:style-name="T5">(logueo con launchpad)</text:span></text:p>
        </text:list-item>
        <text:list-item>
          <text:p text:style-name="P27">bzr cat -d lp:~openerp-dev/openerp-tools/trunk setup.sh | sh</text:p>
        </text:list-item>
        <text:list-item>
          <text:p text:style-name="P27">bzr cat -d lp:~openerp-dev/openerp-tools/trunk setup.sh&gt;setup.sh</text:p>
        </text:list-item>
        <text:list-item>
          <text:p text:style-name="P27">sh setup.sh</text:p>
        </text:list-item>
        <text:list-item>
          <text:p text:style-name="P27">make init-v70</text:p>
        </text:list-item>
        <text:list-item>
          <text:p text:style-name="P35">instalar dependencias:</text:p>
        </text:list-item>
      </text:list>
      <text:p text:style-name="P2"><text:tab/>sudo apt-get install graphviz ghostscript postgresql-client \</text:p>
      <text:p text:style-name="Preformatted_20_Text"><text:s text:c="10"/>python-dateutil python-feedparser python-gdata \</text:p>
      <text:p text:style-name="Preformatted_20_Text"><text:s text:c="10"/>python-ldap python-libxslt1 python-lxml python-mako \</text:p>
      <text:p text:style-name="Preformatted_20_Text"><text:s text:c="10"/>python-openid python-psycopg2 python-pybabel python-pychart \</text:p>
      <text:p text:style-name="Preformatted_20_Text"><text:s text:c="10"/>python-pydot python-pyparsing python-reportlab python-simplejson \</text:p>
      <text:p text:style-name="Preformatted_20_Text"><text:s text:c="10"/>python-tz python-vatnumber python-vobject python-webdav \</text:p>
      <text:p text:style-name="Preformatted_20_Text"><text:s text:c="10"/>python-werkzeug python-xlwt python-yaml python-imaging \</text:p>
      <text:p text:style-name="Preformatted_20_Text"><text:s text:c="10"/>python-matplotlib <text:s/>python-unittest2 python-mock python-docutils \</text:p>
      <text:p text:style-name="P10"><text:s text:c="10"/>python-jinja2 python-psutil</text:p>
      <text:p text:style-name="P2"/>
      <text:p text:style-name="P2"/>
      <text:p text:style-name="P3">Instalando y configurando postgresql</text:p>
      <text:list xml:id="list2909056033985424162" text:style-name="L6">
        <text:list-item>
          <text:p text:style-name="P17">sudo apt-get install postgresql</text:p>
        </text:list-item>
        <text:list-item>
          <text:p text:style-name="P17">sudo apt-get install pgadmin3</text:p>
        </text:list-item>
        <text:list-item>
          <text:p text:style-name="P17">sudo passwd postgres(Unix)</text:p>
        </text:list-item>
        <text:list-item>
          <text:p text:style-name="P17">su postgres</text:p>
        </text:list-item>
        <text:list-item>
          <text:p text:style-name="P18"><text:span text:style-name="T5">En consola de Postgre se crea el usuario con el siguiente comando</text:span> </text:p>
          <text:p text:style-name="P18">createuser --createdb --username postgres --no-createrole --pwprompt innova. <text:span text:style-name="T5">(guiones largos valen x2)</text:span></text:p>
        </text:list-item>
        <text:list-item>
          <text:p text:style-name="P17">Si no se equiere crear el usuario como en el paso 5 se ejecuta el siguiente comando make dbsetup para que agregue el usuario de unix a postgresql.</text:p>
        </text:list-item>
      </text:list>
      <text:p text:style-name="P5"/>
      <text:p text:style-name="P3"/>
      <text:p text:style-name="P3"><text:soft-page-break/></text:p>
      <text:p text:style-name="P3">Arrancando el servidor</text:p>
      <text:list xml:id="list4339179189903016022" text:style-name="L7">
        <text:list-item>
          <text:p text:style-name="P19">localizarse en la carpeta server</text:p>
        </text:list-item>
        <text:list-item>
          <text:p text:style-name="P20">Con el siguiente comando se lanza el servidor </text:p>
          <text:p text:style-name="P20">./openerp-server –addons--path=/home/jsalgado/openerp/addons,/home/jsalgado/openerp/web/addons,/home/jsalgado/modulos</text:p>
        </text:list-item>
        <text:list-item>
          <text:p text:style-name="P19">Para guardar el archivo openerpserverrc se ejecuta de la siguiente manera:</text:p>
          <text:p text:style-name="P19">./openerp-server –addons-path=/home/innova/openerp/addons,/home/innova/openerp/web/addons -s</text:p>
        </text:list-item>
        <text:list-item>
          <text:p text:style-name="P19">El Archivo de configuracion se guarda en el home del usuario</text:p>
          <text:p text:style-name="P19">ejemplo: /home/innova/.openerp_serverrc</text:p>
        </text:list-item>
      </text:list>
      <text:p text:style-name="P5"/>
      <text:p text:style-name="P5"/>
      <text:p text:style-name="P3">Configurando Servidor</text:p>
      <text:list xml:id="list3933013954246572483" text:style-name="L8">
        <text:list-header>
          <text:p text:style-name="P21"/>
        </text:list-header>
        <text:list-item>
          <text:p text:style-name="P21">Modificar la contraseña master para creacion de base de datos evitando mal uso de creacion de bases de datos.</text:p>
        </text:list-item>
        <text:list-item>
          <text:p text:style-name="P21">Crear una nueva base de datos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3">Creando el Script de arranque del sistema</text:p>
      <text:list xml:id="list8006197696670294716" text:style-name="L9">
        <text:list-header>
          <text:p text:style-name="P22"/>
        </text:list-header>
      </text:list>
      <text:list xml:id="list4292772245770373572" text:style-name="L10">
        <text:list-item>
          <text:p text:style-name="P23">Mover el archivo de configuracion openerp_serverrc Ubicado en la carpeta Home al directorio /etc usando el comando </text:p>
        </text:list-item>
      </text:list>
      <text:list xml:id="list152802962527186" text:continue-list="list8006197696670294716" text:style-name="L9">
        <text:list-header>
          <text:p text:style-name="P29">cp ~/openerp_serverrc <text:s text:c="3"/>/etc/openerp_producc.conf</text:p>
        </text:list-header>
      </text:list>
      <text:p text:style-name="P5"/>
      <text:list xml:id="list4168684428902490294" text:style-name="L11">
        <text:list-item>
          <text:p text:style-name="P24">Dar permisos con:</text:p>
        </text:list-item>
      </text:list>
      <text:p text:style-name="P5"><text:tab/><text:span text:style-name="T2"> sudo chown innova: /etc/openerp_producc.conf </text:span></text:p>
      <text:list xml:id="list5977147382792947227" text:style-name="L12">
        <text:list-header>
          <text:p text:style-name="P30"/>
        </text:list-header>
      </text:list>
      <text:list xml:id="list7997139783910902895" text:style-name="L13">
        <text:list-item>
          <text:p text:style-name="P25">Crear carpeta de Logs en la carpeta de instancia /home/innova/openerp comando:</text:p>
        </text:list-item>
      </text:list>
      <text:p text:style-name="P5"><text:s text:c="12"/><text:span text:style-name="T2">mkdir logs</text:span></text:p>
      <text:p text:style-name="P2"><text:span text:style-name="T1"><text:tab/></text:span><text:span text:style-name="T3">sudo chown innova: /home/innova/openerp/logs</text:span></text:p>
      <text:p text:style-name="P6"/>
      <text:list xml:id="list6617184671464566895" text:style-name="L14">
        <text:list-item>
          <text:p text:style-name="P28">Configurar el archivo /etc/openerp_producc.conf </text:p>
        </text:list-item>
      </text:list>
      <text:p text:style-name="P5"><text:tab/>en las lineas de:</text:p>
      <text:p text:style-name="P5"><text:tab/><text:span text:style-name="T2">logfile=/home/innova/logs</text:span></text:p>
      <text:p text:style-name="P6"><text:tab/>loglevel=info</text:p>
      <text:p text:style-name="P6"/>
      <text:list xml:id="list4027025464145975005" text:style-name="L15">
        <text:list-item>
          <text:p text:style-name="P31">Copiar el script en la direccion /etc/init.d y editar lo siguiente de acuerdo a las configuraciones apropiadas:</text:p>
        </text:list-item>
      </text:list>
      <text:p text:style-name="P8"><text:tab/></text:p>
      <text:p text:style-name="P8"><text:tab/> </text:p>
      <text:p text:style-name="P9">LOG=TRUE </text:p>
      <text:p text:style-name="P9"># path al directorio de instancias de OpenERP </text:p>
      <text:p text:style-name="P9">OERPPATH=/home/innova/openerp </text:p>
      <text:p text:style-name="P9"><text:s/></text:p>
      <text:p text:style-name="P9"># Default OpenERP server python executable </text:p>
      <text:p text:style-name="P9">DAEMON=/home/innova/openerp/server/openerp-server </text:p>
      <text:p text:style-name="P9"><text:s/></text:p>
      <text:p text:style-name="P9"># Default server config file </text:p>
      <text:p text:style-name="P9">CONFIGFILE=/etc/openerp_producc.conf </text:p>
      <text:p text:style-name="P9"><text:s/></text:p>
      <text:p text:style-name="P9"># Specify the user name (Default: openerp). </text:p>
      <text:p text:style-name="P9">USER=innova </text:p>
      <text:p text:style-name="P7"/>
      <text:list xml:id="list7404488976767818412" text:style-name="L16">
        <text:list-item>
          <text:p text:style-name="P32">Otorgar permisos de ejecucion al script </text:p>
        </text:list-item>
      </text:list>
      <text:p text:style-name="P8"><text:tab/><text:span text:style-name="T2">sudo chmod +x /etc/init.d/openerp-server</text:span></text:p>
      <text:p text:style-name="P6"/>
      <text:p text:style-name="P6"/>
      <text:p text:style-name="P6"/>
      <text:p text:style-name="P6"/>
      <text:p text:style-name="P6"/>
      <text:list xml:id="list1671362346210504098" text:style-name="L17">
        <text:list-item>
          <text:p text:style-name="P33">Agregar al sistema operativo un proceso como servicio mediante el comando</text:p>
        </text:list-item>
      </text:list>
      <text:p text:style-name="P8"><text:tab/><text:span text:style-name="T2">sudo update-rc.d openerp-server defaults</text:span></text:p>
      <text:list xml:id="list8854123611963375365" text:style-name="L18">
        <text:list-item>
          <text:p text:style-name="P26">Iniciar el servicio median el comando</text:p>
        </text:list-item>
      </text:list>
      <text:p text:style-name="P5"><text:tab/><text:span text:style-name="T2">sudo service openerp-server start ó</text:span></text:p>
      <text:p text:style-name="P6"><text:soft-page-break/><text:tab/>sudo <text:s/>service /etc/ini.d/openerp-server start |stop|restart</text:p>
      <text:p text:style-name="P4"/>
      <text:p text:style-name="P3"/>
      <text:p text:style-name="P3">cambio de puertos y actualizaciones</text:p>
      <text:p text:style-name="P3"/>
      <text:h text:style-name="P11" text:outline-level="2">OpenERP en el puerto 80 y 443</text:h>
      <text:p text:style-name="Preformatted_20_Text"><text:span text:style-name="Source_20_Text">iptables -t nat -A PREROUTING -i eth0 -p tcp --dport 80 -j REDIRECT --to-port 8069</text:span></text:p>
      <text:p text:style-name="Preformatted_20_Text"><text:span text:style-name="Source_20_Text">iptables -t nat -A PREROUTING -i eth0 -p tcp --dport 443 -j REDIRECT --to-port 8070</text:span></text:p>
      <text:p text:style-name="P10"><text:span text:style-name="Source_20_Text">iptables-save</text:span> </text:p>
      <text:h text:style-name="P12" text:outline-level="2">Aplicar actualizaciones de Launchpad</text:h>
      <text:p text:style-name="Preformatted_20_Text">sudo /etc/init.d/openerp-server stop</text:p>
      <text:p text:style-name="Preformatted_20_Text">sudo su openerp</text:p>
      <text:p text:style-name="Preformatted_20_Text">cd /opt/openerp/v7/addons/</text:p>
      <text:p text:style-name="Preformatted_20_Text">bzr pull</text:p>
      <text:p text:style-name="Preformatted_20_Text">cd /opt/openerp/v7/web/</text:p>
      <text:p text:style-name="Preformatted_20_Text">bzr pull</text:p>
      <text:p text:style-name="P10">cd /opt/openerp/v7/7.0/</text:p>
      <text:p text:style-name="P10">bzr pull</text:p>
      <text:p text:style-name="Preformatted_20_Text">cd /opt/openerp/v7/server/</text:p>
      <text:p text:style-name="P10">bzr pull</text:p>
      <text:p text:style-name="Text_20_body"/>
      <text:p text:style-name="P10">./openerp-server -c /etc/openerp-server.conf -u all -d &lt;base-de-datos&gt;</text:p>
      <text:h text:style-name="P11" text:outline-level="2">Aplicar parches</text:h>
      <text:p text:style-name="Preformatted_20_Text">cd /opt/openerp/v7/addons/</text:p>
      <text:p text:style-name="P10">bzr patch &lt;url-al-parche&gt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H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H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nova </meta:initial-creator>
    <meta:creation-date>2014-03-12T11:26:51</meta:creation-date>
    <dc:date>2014-12-15T15:28:02.011623382</dc:date>
    <meta:editing-duration>PT2H57M23S</meta:editing-duration>
    <meta:editing-cycles>21</meta:editing-cycles>
    <meta:generator>LibreOffice/4.2.7.2$Linux_x86 LibreOffice_project/420m0$Build-2</meta:generator>
    <meta:document-statistic meta:table-count="0" meta:image-count="0" meta:object-count="0" meta:page-count="4" meta:paragraph-count="105" meta:word-count="583" meta:character-count="4518" meta:non-whitespace-character-count="3949"/>
  </office:meta>
</office:document-meta>
</file>